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ac8" officeooo:paragraph-rsid="000f6a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hat input subsystem?.</text:p>
      <text:p text:style-name="P1">2. all platform driver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7:01:20.859810315</meta:creation-date>
    <dc:date>2018-04-09T17:03:31.449951612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48" meta:non-whitespace-character-count="43"/>
    <meta:generator>LibreOffice/4.2.8.2$Linux_X86_64 LibreOffice_project/420m0$Build-2</meta:generator>
  </office:meta>
</office:document-meta>
</file>